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8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5.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5.7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3.9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4.96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6.1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6.10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6.99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27cm" svg:x="2.016cm" svg:y="13.065cm">
          <text:p text:style-name="P1">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35cm" svg:height="1.143cm" svg:x="11.795cm" svg:y="4.937cm">
          <text:p text:style-name="P1">Display introduc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23cm" svg:height="1.016cm" svg:x="11.795cm" svg:y="6.461cm">
          <text:p text:style-name="P1">Request from u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1.524cm" svg:x="12.684cm" svg:y="7.985cm">
          <text:p text:style-name="P1">Generate</text:p>
          <text:p text:style-name="P1">numb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61cm" svg:height="1.397cm" svg:x="12.303cm" svg:y="12.049cm">
          <text:p text:style-name="P1">Sort number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04cm" svg:height="1.524cm" svg:x="11.795cm" svg:y="10.017cm">
          <text:p text:style-name="P1">Display numb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1.651cm" svg:x="11.795cm" svg:y="13.954cm">
          <text:p text:style-name="P1">Display Averag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493cm" svg:height="2.032cm" svg:x="11.541cm" svg:y="16.113cm">
          <text:p text:style-name="P1">Display Media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04cm" svg:height="1.524cm" svg:x="11.922cm" svg:y="18.653cm">
          <text:p text:style-name="P1">Display numb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143cm" svg:x="11.922cm" svg:y="20.685cm">
          <text:p text:style-name="P1">Display goodbye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.207cm" svg:y1="13.7cm" svg:x2="11.795cm" svg:y2="5.572cm">
          <text:p/>
        </draw:line>
        <draw:line draw:style-name="gr9" draw:text-style-name="P2" draw:layer="layout" svg:x1="6.334cm" svg:y1="13.827cm" svg:x2="11.795cm" svg:y2="6.842cm">
          <text:p/>
        </draw:line>
        <draw:line draw:style-name="gr9" draw:text-style-name="P2" draw:layer="layout" svg:x1="6.461cm" svg:y1="13.7cm" svg:x2="12.557cm" svg:y2="8.747cm">
          <text:p/>
        </draw:line>
        <draw:line draw:style-name="gr9" draw:text-style-name="P2" draw:layer="layout" svg:x1="6.08cm" svg:y1="13.827cm" svg:x2="11.795cm" svg:y2="10.906cm">
          <text:p/>
        </draw:line>
        <draw:line draw:style-name="gr9" draw:text-style-name="P2" draw:layer="layout" svg:x1="6.334cm" svg:y1="13.7cm" svg:x2="12.176cm" svg:y2="12.811cm">
          <text:p/>
        </draw:line>
        <draw:line draw:style-name="gr9" draw:text-style-name="P2" draw:layer="layout" svg:x1="6.334cm" svg:y1="13.7cm" svg:x2="11.795cm" svg:y2="14.843cm">
          <text:p/>
        </draw:line>
        <draw:line draw:style-name="gr9" draw:text-style-name="P2" draw:layer="layout" svg:x1="6.334cm" svg:y1="13.573cm" svg:x2="11.541cm" svg:y2="17.129cm">
          <text:p/>
        </draw:line>
        <draw:line draw:style-name="gr9" draw:text-style-name="P2" draw:layer="layout" svg:x1="6.334cm" svg:y1="13.573cm" svg:x2="11.922cm" svg:y2="19.542cm">
          <text:p/>
        </draw:line>
        <draw:line draw:style-name="gr9" draw:text-style-name="P2" draw:layer="layout" svg:x1="6.334cm" svg:y1="13.446cm" svg:x2="11.922cm" svg:y2="21.4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6T19:08:13.100260608</meta:creation-date>
    <dc:date>2020-03-06T19:16:32.816837978</dc:date>
    <meta:editing-duration>PT3M20S</meta:editing-duration>
    <meta:editing-cycles>1</meta:editing-cycles>
    <meta:document-statistic meta:object-count="19"/>
    <meta:generator>LibreOffice/6.4.1.2$Linux_X86_64 LibreOffice_project/40$Build-2</meta:generator>
  </office:meta>
</office:document-meta>
</file>